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438b" officeooo:paragraph-rsid="0005438b"/>
    </style:style>
    <style:style style:name="P2" style:family="paragraph" style:parent-style-name="Standard">
      <style:text-properties fo:font-style="italic" fo:font-weight="bold" officeooo:rsid="0005438b" officeooo:paragraph-rsid="0006eae1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italic" fo:font-weight="normal" officeooo:rsid="0005438b" officeooo:paragraph-rsid="0005438b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fo:font-style="italic" fo:font-weight="normal" officeooo:rsid="000cf87e" officeooo:paragraph-rsid="000cf87e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font-size="16pt" fo:font-style="italic" fo:font-weight="bold" officeooo:rsid="0005438b" officeooo:paragraph-rsid="0005438b" style:font-size-asian="16pt" style:font-style-asian="italic" style:font-weight-asian="bold" style:font-size-complex="16pt" style:font-style-complex="italic" style:font-weight-complex="bold"/>
    </style:style>
    <style:style style:name="P6" style:family="paragraph" style:parent-style-name="Standard">
      <style:text-properties fo:font-size="16pt" fo:font-style="italic" officeooo:rsid="0005438b" officeooo:paragraph-rsid="0005438b" style:font-size-asian="16pt" style:font-style-asian="italic" style:font-size-complex="16pt" style:font-style-complex="italic"/>
    </style:style>
    <style:style style:name="P7" style:family="paragraph" style:parent-style-name="Standard">
      <style:text-properties fo:font-size="16pt" fo:font-style="normal" fo:font-weight="bold" officeooo:rsid="000e7b28" officeooo:paragraph-rsid="000e7b28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text-properties fo:font-size="16pt" fo:font-style="normal" fo:font-weight="bold" officeooo:rsid="000e7b28" officeooo:paragraph-rsid="0018d178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text-properties fo:font-style="normal" fo:font-weight="normal" officeooo:rsid="0006eae1" officeooo:paragraph-rsid="0006eae1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073adb" officeooo:paragraph-rsid="00073adb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normal" officeooo:rsid="0008b5b6" officeooo:paragraph-rsid="0008b5b6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0cf87e" officeooo:paragraph-rsid="000cf87e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0cf87e" officeooo:paragraph-rsid="000e7b28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0f0718" officeooo:paragraph-rsid="000f0718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officeooo:rsid="001ff8a7" officeooo:paragraph-rsid="001ff8a7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style:text-underline-style="none" officeooo:rsid="00073adb" officeooo:paragraph-rsid="00073adb" style:font-style-asian="normal" style:font-style-complex="normal"/>
    </style:style>
    <style:style style:name="P17" style:family="paragraph" style:parent-style-name="Standard">
      <style:text-properties fo:font-style="normal" style:text-underline-style="none" officeooo:rsid="0008b5b6" officeooo:paragraph-rsid="0008b5b6" style:font-style-asian="normal" style:font-style-complex="normal"/>
    </style:style>
    <style:style style:name="P18" style:family="paragraph" style:parent-style-name="Standard">
      <style:text-properties fo:font-style="normal" fo:font-weight="bold" officeooo:rsid="000e7b28" officeooo:paragraph-rsid="000e7b28" style:font-style-asian="normal" style:font-weight-asian="bold" style:font-style-complex="normal" style:font-weight-complex="bold"/>
    </style:style>
    <style:style style:name="P19" style:family="paragraph" style:parent-style-name="Standard">
      <style:text-properties officeooo:rsid="0008b5b6" officeooo:paragraph-rsid="0008b5b6"/>
    </style:style>
    <style:style style:name="P20" style:family="paragraph" style:parent-style-name="Standard">
      <style:text-properties fo:font-size="14pt" fo:font-style="italic" fo:font-weight="bold" officeooo:rsid="0005438b" officeooo:paragraph-rsid="0005438b" style:font-size-asian="14pt" style:font-style-asian="italic" style:font-weight-asian="bold" style:font-size-complex="14pt" style:font-style-complex="italic" style:font-weight-complex="bold"/>
    </style:style>
    <style:style style:name="P21" style:family="paragraph" style:parent-style-name="Standard">
      <style:text-properties fo:font-size="14pt" fo:font-style="italic" fo:font-weight="bold" officeooo:rsid="0005438b" officeooo:paragraph-rsid="0008b5b6" style:font-size-asian="14pt" style:font-style-asian="italic" style:font-weight-asian="bold" style:font-size-complex="14pt" style:font-style-complex="italic" style:font-weight-complex="bold"/>
    </style:style>
    <style:style style:name="P22" style:family="paragraph" style:parent-style-name="Standard">
      <style:text-properties fo:font-size="14pt" fo:font-style="italic" fo:font-weight="bold" officeooo:rsid="0005438b" officeooo:paragraph-rsid="000b4331" style:font-size-asian="14pt" style:font-style-asian="italic" style:font-weight-asian="bold" style:font-size-complex="14pt" style:font-style-complex="italic" style:font-weight-complex="bold"/>
    </style:style>
    <style:style style:name="P23" style:family="paragraph" style:parent-style-name="Standard">
      <style:text-properties fo:font-size="14pt" fo:font-style="normal" fo:font-weight="bold" officeooo:rsid="000e7b28" officeooo:paragraph-rsid="000e7b28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text-properties fo:font-size="14pt" fo:font-style="normal" fo:font-weight="bold" officeooo:rsid="000f0718" officeooo:paragraph-rsid="000f0718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Standard">
      <style:text-properties fo:font-size="12pt" fo:font-style="normal" fo:font-weight="normal" officeooo:rsid="000986bd" officeooo:paragraph-rsid="000986bd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text-properties fo:font-size="12pt" fo:font-style="normal" fo:font-weight="normal" officeooo:rsid="000cf87e" officeooo:paragraph-rsid="000cf87e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text-properties fo:font-size="12pt" fo:font-style="normal" fo:font-weight="normal" officeooo:rsid="000f0718" officeooo:paragraph-rsid="000f0718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text-properties fo:font-size="12pt" fo:font-style="normal" fo:font-weight="normal" officeooo:rsid="000f0718" officeooo:paragraph-rsid="00115914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text-properties fo:font-size="12pt" fo:font-style="normal" fo:font-weight="normal" officeooo:rsid="00115914" officeooo:paragraph-rsid="00115914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text-properties fo:font-size="12pt" fo:font-style="normal" fo:font-weight="normal" officeooo:rsid="000f7659" officeooo:paragraph-rsid="000f7659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fo:font-size="12pt" fo:font-style="normal" fo:font-weight="normal" officeooo:rsid="0018d178" officeooo:paragraph-rsid="0018d178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fo:font-size="12pt" fo:font-style="normal" fo:font-weight="normal" officeooo:rsid="0018d178" officeooo:paragraph-rsid="001a78c1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fo:font-size="12pt" fo:font-style="normal" fo:font-weight="normal" officeooo:rsid="0018d178" officeooo:paragraph-rsid="001c54ce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fo:font-size="12pt" fo:font-style="normal" fo:font-weight="normal" officeooo:rsid="001a8b2e" officeooo:paragraph-rsid="001a8b2e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text-properties fo:font-size="12pt" fo:font-style="normal" fo:font-weight="normal" officeooo:rsid="00115914" officeooo:paragraph-rsid="00115914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text-properties fo:font-size="12pt" fo:font-style="normal" fo:font-weight="normal" officeooo:rsid="00115914" officeooo:paragraph-rsid="0015474c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text-properties fo:font-size="12pt" fo:font-style="normal" fo:font-weight="normal" officeooo:rsid="000e7b28" officeooo:paragraph-rsid="0018d178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fo:font-size="12pt" fo:font-style="normal" fo:font-weight="normal" officeooo:rsid="0023f1b6" officeooo:paragraph-rsid="0023f1b6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fo:font-size="12pt" fo:font-style="normal" fo:font-weight="normal" officeooo:rsid="0023f1b6" officeooo:paragraph-rsid="002558a9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text-properties fo:font-size="12pt" fo:font-style="normal" fo:font-weight="bold" officeooo:rsid="000e7b28" officeooo:paragraph-rsid="000e7b28" style:font-size-asian="10.5pt" style:font-style-asian="normal" style:font-weight-asian="bold" style:font-size-complex="12pt" style:font-style-complex="normal" style:font-weight-complex="bold"/>
    </style:style>
    <style:style style:name="P41" style:family="paragraph" style:parent-style-name="Standard">
      <style:text-properties fo:font-size="16pt" fo:font-style="normal" fo:font-weight="bold" officeooo:rsid="000e7b28" officeooo:paragraph-rsid="000e7b28" style:font-size-asian="16pt" style:font-style-asian="normal" style:font-weight-asian="bold" style:font-size-complex="16pt" style:font-style-complex="normal" style:font-weight-complex="bold"/>
    </style:style>
    <style:style style:name="P42" style:family="paragraph" style:parent-style-name="Standard">
      <style:text-properties fo:font-size="12pt" fo:font-style="normal" fo:font-weight="normal" officeooo:rsid="0023f1b6" officeooo:paragraph-rsid="0023f1b6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text-properties fo:font-size="12pt" fo:font-style="normal" fo:font-weight="normal" officeooo:rsid="0023f1b6" officeooo:paragraph-rsid="0027ccde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text-properties fo:font-size="12pt" fo:font-style="normal" fo:font-weight="normal" officeooo:rsid="0029b5b4" officeooo:paragraph-rsid="0029b5b4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text-properties fo:font-size="12pt" fo:font-style="normal" fo:font-weight="bold" officeooo:rsid="0027ccde" officeooo:paragraph-rsid="0027ccde" style:font-size-asian="10.5pt" style:font-style-asian="normal" style:font-weight-asian="bold" style:font-size-complex="12pt" style:font-style-complex="normal" style:font-weight-complex="bold"/>
    </style:style>
    <style:style style:name="P46" style:family="paragraph" style:parent-style-name="Standard">
      <style:text-properties fo:font-size="12pt" fo:font-style="normal" fo:font-weight="bold" officeooo:rsid="000e7b28" officeooo:paragraph-rsid="0018d178" style:font-size-asian="10.5pt" style:font-style-asian="normal" style:font-weight-asian="bold" style:font-size-complex="12pt" style:font-style-complex="normal" style:font-weight-complex="bold"/>
    </style:style>
    <style:style style:name="P47" style:family="paragraph" style:parent-style-name="Standard">
      <style:text-properties fo:color="#c9211e" loext:opacity="100%" fo:font-size="12pt" fo:font-style="normal" fo:font-weight="bold" officeooo:rsid="002a08b1" officeooo:paragraph-rsid="002a08b1" style:font-size-asian="10.5pt" style:font-style-asian="normal" style:font-weight-asian="bold" style:font-size-complex="12pt" style:font-style-complex="normal" style:font-weight-complex="bold"/>
    </style:style>
    <style:style style:name="P48" style:family="paragraph" style:parent-style-name="Standard">
      <style:text-properties fo:color="#c9211e" loext:opacity="100%" fo:font-size="12pt" fo:font-style="italic" fo:font-weight="normal" officeooo:rsid="000e7b28" officeooo:paragraph-rsid="0018d178" style:font-size-asian="10.5pt" style:font-style-asian="italic" style:font-weight-asian="normal" style:font-size-complex="12pt" style:font-style-complex="italic" style:font-weight-complex="normal"/>
    </style:style>
    <style:style style:name="P49" style:family="paragraph" style:parent-style-name="Standard">
      <style:text-properties fo:color="#c9211e" loext:opacity="100%" fo:font-size="12pt" fo:font-style="italic" fo:font-weight="normal" officeooo:rsid="000e7b28" officeooo:paragraph-rsid="002a08b1" style:font-size-asian="10.5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5438b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officeooo:rsid="000986bd"/>
    </style:style>
    <style:style style:name="T8" style:family="text">
      <style:text-properties officeooo:rsid="000b4331"/>
    </style:style>
    <style:style style:name="T9" style:family="text">
      <style:text-properties officeooo:rsid="000f0718"/>
    </style:style>
    <style:style style:name="T10" style:family="text">
      <style:text-properties officeooo:rsid="000f7659"/>
    </style:style>
    <style:style style:name="T11" style:family="text">
      <style:text-properties officeooo:rsid="00115914"/>
    </style:style>
    <style:style style:name="T12" style:family="text">
      <style:text-properties officeooo:rsid="0018d178"/>
    </style:style>
    <style:style style:name="T13" style:family="text">
      <style:text-properties officeooo:rsid="001a78c1"/>
    </style:style>
    <style:style style:name="T14" style:family="text">
      <style:text-properties officeooo:rsid="001a8b2e"/>
    </style:style>
    <style:style style:name="T15" style:family="text">
      <style:text-properties officeooo:rsid="001ee57a"/>
    </style:style>
    <style:style style:name="T16" style:family="text">
      <style:text-properties officeooo:rsid="001ff8a7"/>
    </style:style>
    <style:style style:name="T17" style:family="text">
      <style:text-properties officeooo:rsid="00220b8f"/>
    </style:style>
    <style:style style:name="T18" style:family="text">
      <style:text-properties officeooo:rsid="002558a9"/>
    </style:style>
    <style:style style:name="T19" style:family="text">
      <style:text-properties officeooo:rsid="0027a4ee"/>
    </style:style>
    <style:style style:name="T20" style:family="text">
      <style:text-properties officeooo:rsid="0027ccde"/>
    </style:style>
    <style:style style:name="T21" style:family="text">
      <style:text-properties officeooo:rsid="0029b5b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Limitações da página Relatório:</text:p>
      <text:p text:style-name="P5"/>
      <text:p text:style-name="P5">Filtros:</text:p>
      <text:p text:style-name="P6"/>
      <text:p text:style-name="P20">Bloco Checklist:</text:p>
      <text:p text:style-name="P19"/>
      <text:p text:style-name="P1"><text:span text:style-name="T3">Titulos dos checklists (múltiplas escolhas / inserir o primeiro campo como </text:span><text:span text:style-name="T5">todos</text:span><text:span text:style-name="T3">):</text:span></text:p>
      <text:p text:style-name="P17">Obrigatório.</text:p>
      <text:p text:style-name="P16">Buscar todos os checklists criados pelo usuário inclusive os inativos.</text:p>
      <text:p text:style-name="P1">Caso selecionado mais de um checklist, o campo título<text:span text:style-name="T1"> das perguntas </text:span><text:span text:style-name="T2">e </text:span><text:span text:style-name="T1">validade</text:span><text:span text:style-name="T2"> deveram permanecer inativos.</text:span></text:p>
      <text:p text:style-name="P1"><text:span text:style-name="T2">Caso seja selecionado apenas um checklist, o campo </text:span><text:span text:style-name="T1">validade</text:span><text:span text:style-name="T2"> ficará inativo.</text:span></text:p>
      <text:p text:style-name="P1"/>
      <text:p text:style-name="P3">Títulos das Perguntas (Múltiplas escolhas):</text:p>
      <text:p text:style-name="P9">O campo inicia vazio, e é populado ao ser selecionado um checklist.</text:p>
      <text:p text:style-name="P10">Criar um alerta para o usuário caso ele click no campo <text:span text:style-name="T4">Títulos das Perguntas, </text:span>antes de selecionar um checklist.</text:p>
      <text:p text:style-name="P2"/>
      <text:p text:style-name="P3">Validade:</text:p>
      <text:p text:style-name="P11">Mostra todas as validades dos checklists vinculadas ao usuário;</text:p>
      <text:p text:style-name="P11">Ao selecionar uma data, o campo <text:span text:style-name="T3">Titulo das Checklist </text:span>vai atualizar para a referência selecionada.</text:p>
      <text:p text:style-name="P11"/>
      <text:p text:style-name="P21">Bloco <text:span text:style-name="T7">Unidades</text:span>:</text:p>
      <text:p text:style-name="P25">Múltiplas escolhas.</text:p>
      <text:p text:style-name="P26">Ao preencher bloco, se torna obrigatório selecionar ao menos um(a) checklist.</text:p>
      <text:p text:style-name="P25"/>
      <text:p text:style-name="P22">Bloco <text:span text:style-name="T8">Por data</text:span>:</text:p>
      <text:p text:style-name="P4"><text:span text:style-name="T6">Trocar nome do bloco para</text:span> datas das respostas.</text:p>
      <text:p text:style-name="P12">Obrigatório data inicial e data final. </text:p>
      <text:p text:style-name="P12">Ao preencher bloco, se torna obrigatório selecionar ao menos um(a) checklist.</text:p>
      <text:p text:style-name="P12"/>
      <text:p text:style-name="P23">Botões <text:span text:style-name="T9">do Filtro</text:span>:</text:p>
      <text:p text:style-name="P18"><text:s/><text:span text:style-name="T2">Alterar o tamanho do botão. No arquivo record.css para:</text:span></text:p>
      <text:p text:style-name="P12">.buttonMain button {</text:p>
      <text:p text:style-name="P12"><text:s text:c="4"/>height: 35px;</text:p>
      <text:p text:style-name="P12">}</text:p>
      <text:p text:style-name="P12"/>
      <text:p text:style-name="P24">Header:</text:p>
      <text:p text:style-name="P14">Substituir o botão de impressora pelo botão de <text:span text:style-name="T11">Salvar</text:span>; 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7"><text:soft-page-break/>Funções:</text:p>
      <text:p text:style-name="P7"/>
      <text:p text:style-name="P36">alertSave();</text:p>
      <text:p text:style-name="P35">Abre um modal perguntando se o usuário deseja salva o relatório no computador.</text:p>
      <text:p text:style-name="P7"/>
      <text:p text:style-name="P28"><text:span text:style-name="T11">save</text:span><text:span text:style-name="T10">R</text:span>eports<text:span text:style-name="T11">();</text:span></text:p>
      <text:p text:style-name="P29">Salva os filtros, id do criador e nome de um relatório no banco de dados. Assim que clicar no botão de Salvar.</text:p>
      <text:p text:style-name="P28"/>
      <text:p text:style-name="P27">load<text:span text:style-name="T10">S</text:span>aved<text:span text:style-name="T10">R</text:span>eports<text:span text:style-name="T10">();</text:span></text:p>
      <text:p text:style-name="P30"><text:span text:style-name="T12">Método</text:span> responsável por recriar o relatório salvo no banco de dados.</text:p>
      <text:p text:style-name="P30"/>
      <text:p text:style-name="P33">CalcValueCheckReport(<text:span text:style-name="T14">checklistId</text:span>);</text:p>
      <text:p text:style-name="P34">Utilizar o objeto ObjectCehcklist;</text:p>
      <text:p text:style-name="P31">Método responsável por calcular o valor dos checklist filtrados;</text:p>
      <text:p text:style-name="P34">E retornar a porcentagem;</text:p>
      <text:p text:style-name="P31"/>
      <text:p text:style-name="P31">CalcValueCheckAllReport(<text:span text:style-name="T14">array</text:span>);</text:p>
      <text:p text:style-name="P32"><text:span text:style-name="T13">Vai chamar a função </text:span>CalcValueCheckReport(<text:span text:style-name="T14">array[x]</text:span>); <text:span text:style-name="T13">para retornar o valor de cada checklist e somar todos os valores filtrados </text:span><text:span text:style-name="T14">e dividir pela quantidade de checklist</text:span><text:span text:style-name="T13">;</text:span></text:p>
      <text:p text:style-name="P46"/>
      <text:p text:style-name="P47">Validar:</text:p>
      <text:p text:style-name="P48"><text:span text:style-name="T21">Ordenar requisição das Resposta do BD</text:span>→ <text:span text:style-name="T15">checklist → data → quem respon</text:span><text:span text:style-name="T17">deu</text:span></text:p>
      <text:p text:style-name="P49"><text:span text:style-name="T21">Ordenar requisição das Resposta do BD</text:span><text:span text:style-name="T15">→ data → quem respon</text:span><text:span text:style-name="T17">deu </text:span>→ <text:span text:style-name="T15">checklist</text:span></text:p>
      <text:p text:style-name="P37"/>
      <text:p text:style-name="P38">separateChecklist();</text:p>
      <text:p text:style-name="P39">Esse método cria um Array organizando as repostas por, checklist respondido, data da resposta e pessoas que responderam o checklist, <text:span text:style-name="T18">será necessário chamar o método this.</text:span>separateDate();</text:p>
      <text:p text:style-name="P38">Retorna o array organizado;</text:p>
      <text:p text:style-name="P38"/>
      <text:p text:style-name="P43">getKeys(array,key);</text:p>
      <text:p text:style-name="P45">var: <text:span text:style-name="T2">newKeys:Array;</text:span></text:p>
      <text:p text:style-name="P43">- <text:span text:style-name="T20">Percorre o </text:span>array <text:span text:style-name="T20">(parâmetro) com um </text:span><text:span text:style-name="T21">f</text:span><text:span text:style-name="T20">orEach criando um novo array somente com todas os valores da key (parâmetro).</text:span></text:p>
      <text:p text:style-name="P44">Retorna o valor obtido no forEach</text:p>
      <text:p text:style-name="P37"/>
      <text:p text:style-name="P38">sortArray(keys,array);</text:p>
      <text:p text:style-name="P40"/>
      <text:p text:style-name="P8"><text:span text:style-name="T12">Busca do BackEnd</text:span>:</text:p>
      <text:p text:style-name="P13"/>
      <text:p text:style-name="P13">Calculo básico para porcentagem do checklist = 100 / qtdQuestion * valueAllOption;</text:p>
      <text:p text:style-name="P13"/>
      <text:p text:style-name="P13">Buscar a quantidade de questões do checklist, ignorando as de tipo 3 e 4. Para calculo final do checklist. </text:p>
      <text:p text:style-name="P13">Caso seja checkbox, precisa somar cada option e formar o valor total da Question.</text:p>
      <text:p text:style-name="P13"/>
      <text:p text:style-name="P13">Chaves para o GET:</text:p>
      <text:p text:style-name="P13">'date_final_checklist' -&gt; validade final do checklist</text:p>
      <text:p text:style-name="P13">'date_init_checklist' -&gt; validade inicial do checklist</text:p>
      <text:p text:style-name="P13">'group'</text:p>
      <text:p text:style-name="P13">'shop'</text:p>
      <text:p text:style-name="P13"><text:soft-page-break/>'checklist'</text:p>
      <text:p text:style-name="P13">‘date_final_response' -&gt; validade final da resposta;</text:p>
      <text:p text:style-name="P13">'date_init_response' -&gt; validade inicial da re<text:span text:style-name="T16">s</text:span>posta;</text:p>
      <text:p text:style-name="P13"/>
      <text:p text:style-name="P13"/>
      <text:p text:style-name="P13"/>
      <text:p text:style-name="P13">Modelo de retorno do Json:</text:p>
      <text:p text:style-name="P13">{</text:p>
      <text:p text:style-name="P13"><text:s text:c="12"/>"id": "133",</text:p>
      <text:p text:style-name="P13"><text:s text:c="12"/>"id_option_question": "1241",</text:p>
      <text:p text:style-name="P13"><text:s text:c="12"/>"id_user": "5",</text:p>
      <text:p text:style-name="P13"><text:s text:c="12"/>"description": null,</text:p>
      <text:p text:style-name="P13"><text:s text:c="12"/>"photo": null,</text:p>
      <text:p text:style-name="P13"><text:s text:c="12"/>"date": "2022-01-28",</text:p>
      <text:p text:style-name="P13"><text:s text:c="12"/>"type": "1",</text:p>
      <text:p text:style-name="P13"><text:s text:c="12"/>"id_shop": "1",</text:p>
      <text:p text:style-name="P13"><text:s text:c="12"/>"qtd_questions": "6",</text:p>
      <text:p text:style-name="P15"><text:tab/>“id_checklist”: “331”</text:p>
      <text:p text:style-name="P13"><text:s text:c="12"/>"date_init": null,</text:p>
      <text:p text:style-name="P13"><text:s text:c="12"/>"date_final": null</text:p>
      <text:p text:style-name="P13"><text:s/><text:tab/>"value": "0"</text:p>
      <text:p text:style-name="P13">}</text:p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3T11:43:24.882000000</meta:creation-date>
    <dc:date>2022-02-05T11:47:24.356000000</dc:date>
    <meta:editing-duration>PT2H47M48S</meta:editing-duration>
    <meta:editing-cycles>4</meta:editing-cycles>
    <meta:generator>LibreOffice/7.1.0.3$Windows_X86_64 LibreOffice_project/f6099ecf3d29644b5008cc8f48f42f4a40986e4c</meta:generator>
    <meta:document-statistic meta:table-count="0" meta:image-count="0" meta:object-count="0" meta:page-count="3" meta:paragraph-count="80" meta:word-count="480" meta:character-count="3439" meta:non-whitespace-character-count="2896"/>
  </office:meta>
</office:document-meta>
</file>